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100%"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gic System</text:p>
      <text:p text:style-name="P9"/>
      <text:p text:style-name="P5">Casting Spells</text:p>
      <text:p text:style-name="P3">1. There are two basic ways to cast a spell: Recitation and Invocation. Recitation means casting a spell from memory. Invocation means casting a spell from a written source.</text:p>
      <text:p text:style-name="P3">2. Characters can only have a small number of spells memorized at any given time. In battle, a mage typically has access to between 3 and 6 recitation spells (there are ways to increase this).</text:p>
      <text:p text:style-name="P3">3. The advantage of Recitation spells is that they are cast immediately; that is, you don't have to worry about the target moving out of range or your character being struck while casting.</text:p>
      <text:p text:style-name="P3">4. The disadvantage is that Recitation spells have a failure chance based on INT. Without high intelligence to perfectly recite complex spell language, there will be a high chance the spell either fails to cast, or has some random effect.</text:p>
      <text:p text:style-name="P11"><text:span text:style-name="T2">5. Invocation spells do not have a failure chance. The tradeoff is that they have a casting time attribute, meaning they may take a long time to complete.</text:span></text:p>
      <text:p text:style-name="P3">6. Invocation spells can be interrupted by an enemy attack. Targets may also move out of the area of effect if it is not a TARGET type spell.</text:p>
      <text:p text:style-name="P3">7. The number of Invocation spells you can bring into battle is limited only by medium. Spell books, spell tombs, and flesh runes all have different capacities for spells.</text:p>
      <text:p text:style-name="Standard"><text:span text:style-name="T1">8. Invocation spells can be supercharged (specific skill) increasing their power in exchange for more casting time.</text:span></text:p>
      <text:p text:style-name="P10"/>
      <text:p text:style-name="P4">Spell Attack = Casting Roll + Spell Base DMG</text:p>
      <text:p text:style-name="P4"/>
      <text:p text:style-name="P4"><text:tab/>Casting Roll: Die used is determined by DIV</text:p>
      <text:p text:style-name="P4"><text:tab/>Example: Firebolt</text:p>
      <text:p text:style-name="P4"><text:tab/><text:tab/>Base DMG = 10</text:p>
      <text:p text:style-name="P4"><text:tab/><text:tab/>Character DIV = 12, therefore use d8</text:p>
      <text:p text:style-name="P4"><text:tab/><text:tab/>EX. Roll 5</text:p>
      <text:p text:style-name="P4"><text:tab/><text:tab/>Spell ATK = 10+5 = 15</text:p>
      <text:p text:style-name="P4"><text:tab/><text:tab/>How much damage?</text:p>
      <text:p text:style-name="P4"><text:tab/><text:tab/>If Elemental Spell:</text:p>
      <text:p text:style-name="P4"><text:tab/><text:tab/><text:tab/>If Spell ATK &gt; (Magic Defense + Elemental Resistance)</text:p>
      <text:p text:style-name="P4"><text:tab/><text:tab/><text:tab/><text:tab/>DMG = Spell ATK - Elemental Resistance</text:p>
      <text:p text:style-name="P4"><text:tab/><text:tab/><text:tab/>If Spell ATK &lt;= (Magic Defense + Elemental Resistance)/2</text:p>
      <text:p text:style-name="P4"><text:tab/><text:tab/><text:tab/><text:tab/>DMG = 0</text:p>
      <text:p text:style-name="P4"><text:tab/><text:tab/><text:tab/>else:</text:p>
      <text:p text:style-name="P4"><text:tab/><text:tab/><text:tab/><text:tab/>DMG = (Spell ATK)/2</text:p>
      <text:p text:style-name="P4"><text:tab/><text:tab/>If Pure Magic / None Elemental Spell:</text:p>
      <text:p text:style-name="P4"><text:tab/><text:tab/><text:tab/>DMG = Spell ATK - ((Armor Roll)/2)+ Magic Defense) (armor is weakened)</text:p>
      <text:p text:style-name="P4"><text:tab/><text:tab/>Therefore, in our firebolt case above...</text:p>
      <text:p text:style-name="P4"><text:tab/><text:tab/><text:tab/>Target Magic Defense = 10, so d6 roll</text:p>
      <text:p text:style-name="P4"><text:tab/><text:tab/><text:tab/>Target Fire Resist = 2, so add that to roll</text:p>
      <text:p text:style-name="P4"><text:tab/><text:tab/><text:tab/>Target rolls 4, therefore Spell DEF = 4+2 = 6</text:p>
      <text:p text:style-name="P4"><text:tab/><text:tab/><text:tab/>15&gt;6, therefore target takes 15-2 DMG = 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5:51:39.514000000</meta:creation-date>
    <dc:date>2014-07-11T08:58:08</dc:date>
    <meta:editing-duration>PT4H43M53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32" meta:word-count="382" meta:character-count="2163" meta:non-whitespace-character-count="1759"/>
  </office:meta>
</office:document-meta>
</file>